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officeooo:rsid="002365be" officeooo:paragraph-rsid="002365be" style:font-size-asian="14pt" style:font-size-complex="14pt"/>
    </style:style>
    <style:style style:name="P3" style:family="paragraph" style:parent-style-name="Standard">
      <style:text-properties style:font-name="Arial" fo:font-size="14pt" fo:font-weight="bold" officeooo:rsid="002365be" officeooo:paragraph-rsid="002365be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293be9" officeooo:paragraph-rsid="00293be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293be9"/>
    </style:style>
    <style:style style:name="P7" style:family="paragraph" style:parent-style-name="Preformatted_20_Text">
      <style:text-properties style:font-name="Arial" fo:font-size="14pt" officeooo:rsid="002365be" officeooo:paragraph-rsid="002365be" style:font-size-asian="14pt" style:font-size-complex="14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Arial" fo:font-size="14pt" officeooo:rsid="002365be" officeooo:paragraph-rsid="0023b8c7" style:font-size-asian="14pt" style:font-size-complex="14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Arial" fo:font-size="14pt" officeooo:rsid="002365be" officeooo:paragraph-rsid="002365be" style:font-size-asian="14pt" style:font-size-complex="14pt"/>
    </style:style>
    <style:style style:name="P10" style:family="paragraph" style:parent-style-name="Preformatted_20_Text">
      <style:paragraph-properties fo:margin-left="0.4925in" fo:margin-right="0in" fo:text-indent="0in" style:auto-text-indent="false"/>
      <style:text-properties style:font-name="Arial" fo:font-size="14pt" officeooo:rsid="00087568" officeooo:paragraph-rsid="0023b8c7" style:font-size-asian="14pt" style:font-size-complex="14pt"/>
    </style:style>
    <style:style style:name="P11" style:family="paragraph" style:parent-style-name="Preformatted_20_Text">
      <style:paragraph-properties fo:margin-left="0.4925in" fo:margin-right="0in" fo:text-indent="0in" style:auto-text-indent="false"/>
      <style:text-properties style:font-name="Arial" fo:font-size="14pt" officeooo:rsid="0023b8c7" officeooo:paragraph-rsid="0023b8c7" style:font-size-asian="14pt" style:font-size-complex="14pt"/>
    </style:style>
    <style:style style:name="P12" style:family="paragraph" style:parent-style-name="Preformatted_20_Text">
      <style:paragraph-properties fo:margin-left="0.4925in" fo:margin-right="0in" fo:text-indent="0in" style:auto-text-indent="false"/>
      <style:text-properties style:font-name="Arial" fo:font-size="14pt" officeooo:rsid="002365be" officeooo:paragraph-rsid="002365be" style:font-size-asian="14pt" style:font-size-complex="14pt"/>
    </style:style>
    <style:style style:name="P13" style:family="paragraph" style:parent-style-name="Preformatted_20_Text">
      <style:paragraph-properties fo:margin-left="0.9846in" fo:margin-right="0in" fo:text-indent="0in" style:auto-text-indent="false"/>
      <style:text-properties style:font-name="Arial" fo:font-size="14pt" officeooo:rsid="0023b8c7" officeooo:paragraph-rsid="0023b8c7" style:font-size-asian="14pt" style:font-size-complex="14pt"/>
    </style:style>
    <style:style style:name="P14" style:family="paragraph" style:parent-style-name="Preformatted_20_Text">
      <style:paragraph-properties fo:margin-left="0.9846in" fo:margin-right="0in" fo:text-indent="0in" style:auto-text-indent="false"/>
      <style:text-properties style:font-name="Arial" fo:font-size="14pt" officeooo:rsid="0024f656" officeooo:paragraph-rsid="0024f656" style:font-size-asian="14pt" style:font-size-complex="14pt"/>
    </style:style>
    <style:style style:name="T1" style:family="text">
      <style:text-properties officeooo:rsid="0023b8c7"/>
    </style:style>
    <style:style style:name="T2" style:family="text">
      <style:text-properties officeooo:rsid="0024f656"/>
    </style:style>
    <style:style style:name="T3" style:family="text">
      <style:text-properties officeooo:rsid="0027c8f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28eb2f" style:font-size-asian="18pt" style:font-size-complex="18pt"/>
    </style:style>
    <style:style style:name="T6" style:family="text">
      <style:text-properties officeooo:rsid="002b36d5"/>
    </style:style>
    <style:style style:name="T7" style:family="text">
      <style:text-properties fo:font-variant="normal" fo:text-transform="none" fo:color="#0f0f0f" style:font-name="Arial" fo:font-size="14pt" fo:letter-spacing="normal" fo:font-style="normal" fo:font-weight="bold" officeooo:rsid="00293be9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f0f0f" style:font-name="Arial" fo:font-size="14pt" fo:letter-spacing="normal" fo:font-style="normal" fo:font-weight="bold" officeooo:rsid="002b36d5" style:font-size-asian="14pt" style:font-weight-asian="bold" style:font-size-complex="14pt" style:font-weight-complex="bold"/>
    </style:style>
    <style:style style:name="T9" style:family="text">
      <style:text-properties officeooo:rsid="002cfe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RÀCTICA </text:span><text:span text:style-name="T5">2</text:span></text:p>
      <text:p text:style-name="P4"/>
      <text:p text:style-name="P6"><text:span text:style-name="T7">POSAR </text:span><text:span text:style-name="T8">CLAUS SECUNDÀRIES</text:span><text:span text:style-name="T7"> A PACIENTS: </text:span></text:p>
      <text:p text:style-name="P5"><text:tab/> NumCatSalut, </text:p>
      <text:p text:style-name="P5"><text:s text:c="2"/><text:tab/> NumSeguretatSocial,</text:p>
      <text:p text:style-name="P5"><text:s text:c="10"/>Passaport</text:p>
      <text:p text:style-name="P5"><text:tab/> <text:span text:style-name="T6">i tots els camps identificadors</text:span></text:p>
      <text:p text:style-name="P5"/>
      <text:p text:style-name="P3">REBRE DADES DE FITXERS .CSV</text:p>
      <text:p text:style-name="P2"/>
      <text:p text:style-name="P2">1- Simular que arriben les dades de pacients nous o de pacients ja existents que s'han de modificar a través de fitxers .csv que es gravaran a /tmp. El fitxer amb noves dades es dirà nousclients.csv</text:p>
      <text:p text:style-name="P2"/>
      <text:p text:style-name="P2">2- El procés cron de l'usuari postgres o de l'usuari root cridarà una script que farà les següents operacions :</text:p>
      <text:p text:style-name="P2"/>
      <text:p text:style-name="P8">2.1- <text:span text:style-name="T1">Cridar a l'script sql : </text:span></text:p>
      <text:p text:style-name="P8">sudo -u postgres psql -d centremedic -U postgres -f importPacients.sql <text:span text:style-name="T9">2</text:span>&gt; errorsimportPacients.data.hora</text:p>
      <text:p text:style-name="P9"/>
      <text:p text:style-name="P9">2.2- <text:span text:style-name="T1">Esborrar fitxer rebut : </text:span>rm nousclients.csv</text:p>
      <text:p text:style-name="P9"/>
      <text:p text:style-name="P7">3- L'script sql per importar pacients farà les següens operacions :</text:p>
      <text:p text:style-name="P7"/>
      <text:p text:style-name="P12">3.1- \c centremedic</text:p>
      <text:p text:style-name="P12"/>
      <text:p text:style-name="P12">3.2- \COPY pacients_nous FROM '/tmp/pacients.<text:span text:style-name="T3">csv</text:span>'</text:p>
      <text:p text:style-name="P12"/>
      <text:p text:style-name="P11">3.3 – Cridar a un procediment emmagatzemat que :</text:p>
      <text:p text:style-name="P13"/>
      <text:p text:style-name="P13">3.3.1- Llegirà la taula pacients_nous</text:p>
      <text:p text:style-name="P13">3.3.2- Per cada pacient nou es mirarà si ja existeix a la taula <text:span text:style-name="T2">pacients</text:span> </text:p>
      <text:p text:style-name="P13">3.3.3- Si el pacient no existeix s'insertarà </text:p>
      <text:p text:style-name="P13">3.3.4- Si el pacient ja existeix es modificarà posant les dades noves.</text:p>
      <text:p text:style-name="P14">3.3.5- Esborrar el pacient acabat d'insertar de la taula de pacients nous</text:p>
      <text:p text:style-name="P12"/>
      <text:p text:style-name="P12">Cal crear una taula nova igual que la de pacients que es digui pacients_nous. La clau principal d'aquesta taula (idpacient) serà <text:span text:style-name="T1">SERIAL: </text:span></text:p>
      <text:p text:style-name="P10">CREATE TABLE <text:span text:style-name="T1">pacients_nous</text:span> ( id<text:span text:style-name="T1">pacient </text:span><text:s/>serial primary key, ...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4T09:50:36.069722117</dc:date>
    <meta:editing-duration>PT3H31M18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209" meta:character-count="1335" meta:non-whitespace-character-count="1123"/>
  </office:meta>
</office:document-meta>
</file>